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4pt" officeooo:rsid="001edac0" officeooo:paragraph-rsid="001edac0" style:font-size-asian="21pt" style:font-size-complex="24pt"/>
    </style:style>
    <style:style style:name="P2" style:family="paragraph" style:parent-style-name="Standard">
      <style:text-properties fo:font-size="20pt" officeooo:rsid="001edac0" officeooo:paragraph-rsid="001edac0" style:font-size-asian="17.5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protocolli di livello Data Link posso essere :</text:p>
      <text:p text:style-name="P1"/>
      <text:p text:style-name="P2">-MAC (Media Access Control) si occupa di controllare l’accesso al mezzo trasmissivo da parte dei dispositivi nella rete locale, non può essere modificato, ma può essere falsificato.</text:p>
      <text:p text:style-name="P2">-ETHERNET sono tecnologie specifiche per la realizzazione di reti LAN, sia fisiche che strutturali.</text:p>
      <text:p text:style-name="P2">-PPP(Point to Point Protocol) viene usato per stabilire due connessioni dirette da due nodi </text:p>
      <text:p text:style-name="P2">-CDP(Cisco Discovery Protocol) ha lo scopo di condividere informazioni con dispositivi adiacenti, come il sistema operativo e l’indirizzo IP</text:p>
      <text:p text:style-name="P2">-Controller Area Network è stato progettato per funzionare senza problemi anche in ambienti fortemente disturbati dalla presenza di onde elettromagnetiche </text:p>
      <text:p text:style-name="P2">-CSMA/CD(Carrier Sense Multiple Access with Collision Detection) ovvero accesso multiplo tramite rilevamento della portante con rilevamento delle collisioni, è un protocollo nato per la risoluzione dei conflitti di trasmissione. In pratica questo protocollo consente ad un computer di utilizzare la rete ethernet soltanto se nessun altro elaboratore la sta già utilizzand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0T21:38:43.826000000</meta:creation-date>
    <dc:date>2023-05-30T22:29:48.642000000</dc:date>
    <meta:editing-duration>PT51M7S</meta:editing-duration>
    <meta:editing-cycles>1</meta:editing-cycles>
    <meta:document-statistic meta:table-count="0" meta:image-count="0" meta:object-count="0" meta:page-count="1" meta:paragraph-count="7" meta:word-count="154" meta:character-count="1088" meta:non-whitespace-character-count="938"/>
    <meta:generator>LibreOffice/7.5.2.2$Windows_X86_64 LibreOffice_project/53bb9681a964705cf672590721dbc85eb4d0c3a2</meta:generator>
  </office:meta>
</office:document-meta>
</file>